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b3940e040" style:family="table" style:master-page-name="ta-mp-0x7f8b3940e040">
      <style:table-properties table:display="true" style:writing-mode="lr-tb"/>
    </style:style>
    <style:style style:name="ta-0x7f8b3940e230" style:family="table" style:master-page-name="ta-mp-0x7f8b3940e230">
      <style:table-properties table:display="true" style:writing-mode="lr-tb"/>
    </style:style>
    <style:style style:name="ta-0x7f8b3940e420" style:family="table" style:master-page-name="ta-mp-0x7f8b3940e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b39442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b39442a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b39442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7.75pt" style:use-optimal-column-width="false"/>
    </style:style>
    <style:style style:name="ACOL-2" style:family="table-column">
      <style:table-column-properties style:column-width="194.25pt" style:use-optimal-column-width="false"/>
    </style:style>
    <style:style style:name="ACOL-3" style:family="table-column">
      <style:table-column-properties style:column-width="261.00pt" style:use-optimal-column-width="false"/>
    </style:style>
    <style:style style:name="ACOL-4" style:family="table-column"/>
    <style:style style:name="ACOL-5" style:family="table-column">
      <style:table-column-properties style:column-width="64.26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21.00pt" style:use-optimal-row-height="false"/>
    </style:style>
    <style:style style:name="AROW-3" style:family="table-row">
      <style:table-row-properties style:row-height="52.50pt" style:use-optimal-row-height="false"/>
    </style:style>
    <style:style style:name="AROW-4" style:family="table-row"/>
    <style:style style:name="AROW-5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8b3940e04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Gnumeric-default" office:value-type="string">
            <text:p>Id</text:p>
          </table:table-cell>
          <table:table-cell table:style-name="Gnumeric-default" office:value-type="string">
            <text:p>EN</text:p>
          </table:table-cell>
          <table:table-cell table:style-name="Gnumeric-default" office:value-type="string">
            <text:p>RU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Tasks</text:p>
          </table:table-cell>
          <table:table-cell table:style-name="Gnumeric-default" office:value-type="string">
            <text:p>Задан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Tutorial_Welcome_Step1</text:p>
          </table:table-cell>
          <table:table-cell table:style-name="Gnumeric-default" office:value-type="string">
            <text:p>Welcome to control center<text:line-break/>of your secret organization</text:p>
          </table:table-cell>
          <table:table-cell table:style-name="Gnumeric-default" office:value-type="string">
            <text:p>Добро пожаловать в центр управления<text:line-break/>Вашей тайной организацией!</text:p>
          </table:table-cell>
          <table:table-cell table:number-columns-repeated="125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5">
          <gnm:selection gnm:start-col="6" gnm:start-row="5" gnm:end-col="6" gnm:end-row="5"/>
        </gnm:selections>
      </table:table>
      <table:table table:name="Sheet2" table:style-name="ta-0x7f8b3940e230" table:print="false">
        <office:forms form:automatic-focus="false" form:apply-design-mode="false">
          <form:form/>
        </office:forms>
        <table:table-column table:default-cell-style-name="ACE-0x7f8b39442a30" table:style-name="ACOL-5"/>
        <table:table-column table:default-cell-style-name="ACE-0x7f8b39442a30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8b3940e420" table:print="false">
        <office:forms form:automatic-focus="false" form:apply-design-mode="false">
          <form:form/>
        </office:forms>
        <table:table-column table:default-cell-style-name="ACE-0x7f8b39442b58" table:style-name="ACOL-5"/>
        <table:table-column table:default-cell-style-name="ACE-0x7f8b39442b58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b3941f3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b392d5d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b393fa1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b3940e040" style:display-name="Sheet1" style:page-layout-name="pl-0x7f8b3941f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b3940e230" style:display-name="Sheet2" style:page-layout-name="pl-0x7f8b392d5d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b3940e420" style:display-name="Sheet3" style:page-layout-name="pl-0x7f8b393fa1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18T18:56:18Z</dc:date>
    <meta:creation-date>2009-04-16T11:32:48Z</meta:creation-date>
    <meta:editing-cycles>3</meta:editing-cycles>
    <meta:editing-duration>PT5M22S</meta:editing-duration>
    <meta:generator>gnumeric/1.12.9</meta:generator>
  </office:meta>
</office:document-meta>
</file>